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3.85pt"/>
    </style:style>
    <style:style style:name="co3" style:family="table-column">
      <style:table-column-properties fo:break-before="auto" style:column-width="161.09pt"/>
    </style:style>
    <style:style style:name="co4" style:family="table-column">
      <style:table-column-properties fo:break-before="auto" style:column-width="171.44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142.84pt"/>
    </style:style>
    <style:style style:name="co8" style:family="table-column">
      <style:table-column-properties fo:break-before="auto" style:column-width="143.69pt"/>
    </style:style>
    <style:style style:name="co9" style:family="table-column">
      <style:table-column-properties fo:break-before="auto" style:column-width="141.31pt"/>
    </style:style>
    <style:style style:name="co10" style:family="table-column">
      <style:table-column-properties fo:break-before="auto" style:column-width="132.6pt"/>
    </style:style>
    <style:style style:name="co11" style:family="table-column">
      <style:table-column-properties fo:break-before="auto" style:column-width="194.46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ENARIUSZ</text:p>
          </table:table-cell>
          <table:table-cell table:style-name="ce1" office:value-type="string" calcext:value-type="string">
            <text:p>ŚRODOWISKO TESTOWE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DANE TESTOWE</text:p>
          </table:table-cell>
          <table:table-cell table:style-name="ce1" office:value-type="string" calcext:value-type="string">
            <text:p>WARUNKI WSTĘPNE </text:p>
          </table:table-cell>
          <table:table-cell table:style-name="ce1" office:value-type="string" calcext:value-type="string">
            <text:p>KROKI</text:p>
          </table:table-cell>
          <table:table-cell table:style-name="ce1" office:value-type="string" calcext:value-type="string">
            <text:p>OCZEKIWANY REZULTAT</text:p>
          </table:table-cell>
          <table:table-cell table:style-name="ce1" office:value-type="string" calcext:value-type="string">
            <text:p>UWAGI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C1_001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pisanie tytułu książki bez autora</text:p>
          </table:table-cell>
          <table:table-cell table:style-name="ce4" office:value-type="string" calcext:value-type="string">
            <text:p>"Inteligencja emocjonalna", "Krew elfów. Wiedźmin.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pożądany tytuł książki</text:p>
          </table:table-cell>
          <table:table-cell table:style-name="ce4" office:value-type="string" calcext:value-type="string">
            <text:p>Wyświetlenie się listy książek zawierających wpisaną frazę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2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pisanie tytułu książki wraz z autorem</text:p>
          </table:table-cell>
          <table:table-cell table:style-name="ce4" office:value-type="string" calcext:value-type="string">
            <text:p>"Inteligencja emocjonalna", "Daniel Goleman", "Krew elfów. Wiedźmin", "Andrzej Sapkowski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pożądany tytuł książki i jej autora</text:p>
          </table:table-cell>
          <table:table-cell table:style-name="ce4" office:value-type="string" calcext:value-type="string">
            <text:p>Wyświetlenie się listy książek autora zawierających wpisaną frazę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3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pisanie części tytułu książki</text:p>
          </table:table-cell>
          <table:table-cell table:style-name="ce4" office:value-type="string" calcext:value-type="string">
            <text:p>"Inteligencja emo", "Krew elf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część pożądanego tytułu książki</text:p>
          </table:table-cell>
          <table:table-cell table:style-name="ce4" office:value-type="string" calcext:value-type="string">
            <text:p>Wyświetlenie się listy książek zawierających wpisaną frazę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4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pisanie imienia i nazwiska autora/autorów książki</text:p>
          </table:table-cell>
          <table:table-cell table:style-name="ce4" office:value-type="string" calcext:value-type="string">
            <text:p>"Sophie Anderson", "J.R.R. Tolkien", "Sophie Hannah", "Holly Brown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imię i nazwisko autora/autorów pożądanej książki</text:p>
          </table:table-cell>
          <table:table-cell table:style-name="ce4" office:value-type="string" calcext:value-type="string">
            <text:p>Wyświetlenie się listy książek wpisanego autora/autorów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5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pisanie części imienia i nazwiska autora książki</text:p>
          </table:table-cell>
          <table:table-cell table:style-name="ce3" office:value-type="string" calcext:value-type="string">
            <text:p>"Ad Zgryźn", "Holl Blac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część imienia i nazwiska autora pożądanej książki</text:p>
          </table:table-cell>
          <table:table-cell table:style-name="ce4" office:value-type="string" calcext:value-type="string">
            <text:p>Wyświetlenie się listy książek autora, którego imię i nazwisko zawiera wpisaną frazę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6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Otwarcie wyników wyszukiwania w tym samym oknie</text:p>
          </table:table-cell>
          <table:table-cell table:style-name="ce3" office:value-type="string" calcext:value-type="string">
            <text:p>"Pętla Kamil Staniszek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pożądaną frazę <text:s text:c="19"/>2.Naciśnij "szukaj"</text:p>
          </table:table-cell>
          <table:table-cell table:style-name="ce4" office:value-type="string" calcext:value-type="string">
            <text:p>Po wpisaniu pożądanej frazy, wyniki wyświetlają się w tym samym okni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7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pisanie długiego ciągu znaków</text:p>
            <text:p/>
          </table:table-cell>
          <table:table-cell table:style-name="ce4" office:value-type="string" calcext:value-type="string">
            <text:p>"fghfghfghfgh", "nbvnnggggggggg", "2111132321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długi ciąg znaków <text:s text:c="7"/>2.Naciśnij "szukaj"</text:p>
          </table:table-cell>
          <table:table-cell table:style-name="ce4" office:value-type="string" calcext:value-type="string">
            <text:p>Wyświetlenie się infomacji o braku wyników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8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pisanie jednego znaku </text:p>
          </table:table-cell>
          <table:table-cell table:style-name="ce4" office:value-type="string" calcext:value-type="string">
            <text:p>"&amp;", "ę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jeden znak <text:s text:c="24"/>2.Naciśnij "szukaj"</text:p>
          </table:table-cell>
          <table:table-cell table:style-name="ce4" office:value-type="string" calcext:value-type="string">
            <text:p>Wyświetlenie się infomacji o braku wyników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09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Przejście do pierwszej strony wyszukiwanych wyników</text:p>
          </table:table-cell>
          <table:table-cell table:style-name="ce3" office:value-type="string" calcext:value-type="string">
            <text:p>"kwiaty", "Smith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pożądaną frazę <text:s text:c="19"/>2.Naciśnij "szukaj" <text:s text:c="4"/>3.Naciśnij przycisk ze stroną większą niż 1 <text:s text:c="40"/>4.Naciśnij przycisk "pierwsza" </text:p>
          </table:table-cell>
          <table:table-cell table:style-name="ce4" office:value-type="string" calcext:value-type="string">
            <text:p>Przejście do pierwszej strony wyszukiwanych wyników po naciśnięciu dowolnej strony większej niż 1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C1_010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Przejście do ostatniej strony wyszukiwanych wyników</text:p>
          </table:table-cell>
          <table:table-cell table:style-name="ce3" office:value-type="string" calcext:value-type="string">
            <text:p>"Anna", "Programowanie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pożądaną frazę <text:s text:c="19"/>2.Naciśnij "szukaj" <text:s text:c="12"/>3.Naciśnij przycisk przejścia do ostatniej strony</text:p>
          </table:table-cell>
          <table:table-cell table:style-name="ce4" office:value-type="string" calcext:value-type="string">
            <text:p>Przejście do ostatniej strony wyszukiwanych wyników</text:p>
          </table:table-cell>
          <table:table-cell table:style-name="ce4" office:value-type="string" calcext:value-type="string">
            <text:p>Brak przycisku przejścia do ostaniej strony 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C1_011</text:p>
          </table:table-cell>
          <table:table-cell table:style-name="ce3" office:value-type="string" calcext:value-type="string">
            <text:p>1-Wyszukiwarka</text:p>
          </table:table-cell>
          <table:table-cell table:style-name="ce4" office:value-type="string" calcext:value-type="string">
            <text:p>System: Windows 10 Przeglądarka internetowa: Chrome (wersja 96.0.4664.45)</text:p>
            <text:p/>
          </table:table-cell>
          <table:table-cell table:style-name="ce4" office:value-type="string" calcext:value-type="string">
            <text:p>Wyświetlenie się liczby wyników na stronie</text:p>
          </table:table-cell>
          <table:table-cell table:style-name="ce3" office:value-type="string" calcext:value-type="string">
            <text:p>"Caleb Carr", "koty"</text:p>
          </table:table-cell>
          <table:table-cell table:style-name="ce4" office:value-type="string" calcext:value-type="string">
            <text:p>Otwórz stronę: https://www.taniaksiazka.pl/</text:p>
          </table:table-cell>
          <table:table-cell table:style-name="ce4" office:value-type="string" calcext:value-type="string">
            <text:p>1. W wyszukiwarce wpisz pożądaną frazę <text:s text:c="19"/>2.Naciśnij "szukaj"</text:p>
          </table:table-cell>
          <table:table-cell table:style-name="ce4" office:value-type="string" calcext:value-type="string">
            <text:p>Wyświelenie się informacji o liczbie wyników</text:p>
          </table:table-cell>
          <table:table-cell table:style-name="ce5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Arkusz1.A2:Arkusz1.A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" meta:object-count="0"/>
    <meta:generator>LibreOfficeDev/6.0.5.2$Linux_X86_64 LibreOffice_project/</meta:generator>
  </office:meta>
</office:document-meta>
</file>